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>
            <text:p>FK</text:p>
          </table:table-cell>
          <table:table-cell office:value-type="string">
            <text:p>KD_JENIS_TRANSAKSI</text:p>
          </table:table-cell>
          <table:table-cell office:value-type="string">
            <text:p>FG_PENGGANTI</text:p>
          </table:table-cell>
          <table:table-cell office:value-type="string">
            <text:p>NOMOR_FAKTUR</text:p>
          </table:table-cell>
          <table:table-cell office:value-type="string">
            <text:p>MASA_PAJAK</text:p>
          </table:table-cell>
          <table:table-cell office:value-type="string">
            <text:p>TAHUN_PAJAK</text:p>
          </table:table-cell>
          <table:table-cell office:value-type="string">
            <text:p>TANGGAL_FAKTUR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ALAMAT_LENGKAP</text:p>
          </table:table-cell>
          <table:table-cell office:value-type="string">
            <text:p>JUMLAH_DPP</text:p>
          </table:table-cell>
          <table:table-cell office:value-type="string">
            <text:p>JUMLAH_PPN</text:p>
          </table:table-cell>
          <table:table-cell office:value-type="string">
            <text:p>JUMLAH_PPNBM</text:p>
          </table:table-cell>
          <table:table-cell office:value-type="string">
            <text:p>ID_KETERANGAN_TAMBAHAN</text:p>
          </table:table-cell>
          <table:table-cell office:value-type="string">
            <text:p>FG_UANG_MUKA</text:p>
          </table:table-cell>
          <table:table-cell office:value-type="string">
            <text:p>UANG_MUKA_DPP</text:p>
          </table:table-cell>
          <table:table-cell office:value-type="string">
            <text:p>UANG_MUKA_PPN</text:p>
          </table:table-cell>
          <table:table-cell office:value-type="string">
            <text:p>UANG_MUKA_PPNBM</text:p>
          </table:table-cell>
          <table:table-cell office:value-type="string">
            <text:p>REFERENSI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JALAN</text:p>
          </table:table-cell>
          <table:table-cell office:value-type="string">
            <text:p>BLOK</text:p>
          </table:table-cell>
          <table:table-cell office:value-type="string">
            <text:p>NOMOR</text:p>
          </table:table-cell>
          <table:table-cell office:value-type="string">
            <text:p>RT</text:p>
          </table:table-cell>
          <table:table-cell office:value-type="string">
            <text:p>RW</text:p>
          </table:table-cell>
          <table:table-cell office:value-type="string">
            <text:p>KECAMATAN</text:p>
          </table:table-cell>
          <table:table-cell office:value-type="string">
            <text:p>KELURAHAN</text:p>
          </table:table-cell>
          <table:table-cell office:value-type="string">
            <text:p>KABUPATEN</text:p>
          </table:table-cell>
          <table:table-cell office:value-type="string">
            <text:p>PROPINSI</text:p>
          </table:table-cell>
          <table:table-cell office:value-type="string">
            <text:p>KODE_POS</text:p>
          </table:table-cell>
          <table:table-cell office:value-type="string">
            <text:p>NOMOR_TELEPON</text:p>
          </table:table-cell>
          <table:table-cell table:number-columns-repeated="5"/>
        </table:table-row>
        <table:table-row table:style-name="ro1">
          <table:table-cell office:value-type="string">
            <text:p>OF</text:p>
          </table:table-cell>
          <table:table-cell office:value-type="string">
            <text:p>KODE_OBJEK</text:p>
          </table:table-cell>
          <table:table-cell office:value-type="string">
            <text:p>NAMA</text:p>
          </table:table-cell>
          <table:table-cell office:value-type="string">
            <text:p>HARGA_SATUAN</text:p>
          </table:table-cell>
          <table:table-cell office:value-type="string">
            <text:p>JUMLAH_BARANG</text:p>
          </table:table-cell>
          <table:table-cell office:value-type="string">
            <text:p>HARGA_TOTAL</text:p>
          </table:table-cell>
          <table:table-cell office:value-type="string">
            <text:p>DISKON</text:p>
          </table:table-cell>
          <table:table-cell office:value-type="string">
            <text:p>DPP</text:p>
          </table:table-cell>
          <table:table-cell office:value-type="string">
            <text:p>PPN</text:p>
          </table:table-cell>
          <table:table-cell office:value-type="string">
            <text:p>TARIF_PPNBM</text:p>
          </table:table-cell>
          <table:table-cell office:value-type="string">
            <text:p>PPNBM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5-12-08T22:27:59</meta:creation-date>
    <dc:date>2015-12-08T22:32:19</dc:date>
    <dc:creator>Andhitia Rama</dc:creator>
    <meta:editing-duration>PT2M21S</meta:editing-duration>
    <meta:editing-cycles>2</meta:editing-cycles>
    <meta:generator>LibreOffice/3.6$Linux_x86 LibreOffice_project/360m1$Build-2</meta:generator>
    <meta:document-statistic meta:table-count="1" meta:cell-count="44" meta:object-count="0"/>
  </office:meta>
</office:document-meta>
</file>